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a96a3" officeooo:paragraph-rsid="001a96a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a96a3" officeooo:paragraph-rsid="001a96a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96a3" officeooo:paragraph-rsid="001dc8a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a96a3" officeooo:paragraph-rsid="001a96a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a96a3" officeooo:paragraph-rsid="001dc8a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bd600" officeooo:paragraph-rsid="001bd60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d600" officeooo:paragraph-rsid="001dc8a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96a3" officeooo:paragraph-rsid="001a96a3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a96a3" officeooo:paragraph-rsid="001a96a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96a3" officeooo:paragraph-rsid="001dc8a9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bd600" officeooo:paragraph-rsid="001bd60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bd600" officeooo:paragraph-rsid="001bd60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bd600" officeooo:paragraph-rsid="001dc8a9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dc8a9" officeooo:paragraph-rsid="001dc8a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dc8a9" officeooo:paragraph-rsid="001dc8a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dca76" officeooo:paragraph-rsid="001dca7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padding="0.049cm" fo:border-left="none" fo:border-right="none" fo:border-top="none" fo:border-bottom="0.06pt solid #000000" style:shadow="none"/>
      <style:text-properties fo:font-size="16pt" fo:font-weight="bold" officeooo:rsid="001a96a3" officeooo:paragraph-rsid="001a96a3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 fo:padding="0.049cm" fo:border-left="none" fo:border-right="none" fo:border-top="none" fo:border-bottom="0.06pt solid #000000" style:shadow="none"/>
      <style:text-properties fo:font-size="16pt" fo:font-weight="bold" officeooo:rsid="001dc8a9" officeooo:paragraph-rsid="001dc8a9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fo:font-size="16pt" fo:font-weight="bold" officeooo:rsid="001dc8a9" officeooo:paragraph-rsid="001dc8a9" style:font-size-asian="14pt" style:font-weight-asian="bold" style:font-size-complex="16pt" style:font-weight-complex="bold"/>
    </style:style>
    <style:style style:name="T1" style:family="text">
      <style:text-properties officeooo:rsid="001bd600"/>
    </style:style>
    <style:style style:name="T2" style:family="text">
      <style:text-properties officeooo:rsid="001dc8a9"/>
    </style:style>
    <style:style style:name="T3" style:family="text">
      <style:text-properties officeooo:rsid="001e2a64"/>
    </style:style>
    <style:style style:name="T4" style:family="text">
      <style:text-properties officeooo:rsid="001eb1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evaluación</text:p>
      <text:p text:style-name="P1">Nerea Muñoz</text:p>
      <text:p text:style-name="P1"/>
      <text:p text:style-name="P1"/>
      <text:p text:style-name="P17">Acceso a datos</text:p>
      <text:p text:style-name="P2"/>
      <text:p text:style-name="P4">Conocimientos: <text:span text:style-name="T1">9</text:span></text:p>
      <text:p text:style-name="P4"/>
      <text:p text:style-name="P8">Creo haber adquirido los conocimientos dados durante el curso:</text:p>
      <text:p text:style-name="P8"/>
      <text:list xml:id="list7757085298527713551" text:style-name="L1">
        <text:list-item>
          <text:p text:style-name="P9">Acceso, modificación,inserción y eliminación de bases de datos.</text:p>
        </text:list-item>
        <text:list-item>
          <text:p text:style-name="P11">Uso de parámetros en las sentencias sql</text:p>
        </text:list-item>
        <text:list-item>
          <text:p text:style-name="P9">Crear grupos de acciones </text:p>
        </text:list-item>
        <text:list-item>
          <text:p text:style-name="P9">Usar interfaces que nos facilitan el mostrar datos según la clase que la implemente, en nuestro caso utilizamos la interfaz <text:span text:style-name="T2">IE</text:span>ntity<text:span text:style-name="T2">L</text:span>ist<text:span text:style-name="T2">V</text:span>iew para mostrar un grupo de acciones u otro según fuera el objeto de la clase categoría o la de artí<text:span text:style-name="T1">c</text:span>ulo.</text:p>
        </text:list-item>
        <text:list-item>
          <text:p text:style-name="P11">He entendido el concepto de MVC </text:p>
        </text:list-item>
        <text:list-item>
          <text:p text:style-name="P11">El uso del singleton</text:p>
        </text:list-item>
        <text:list-item>
          <text:p text:style-name="P11">Usar marcados en las propiedades</text:p>
        </text:list-item>
        <text:list-item>
          <text:p text:style-name="P11">Reflection: he aprendido que se pueden saber las propiedades, atributos, el tipo etc mediante el uso de reflection, lo que permite generalizar mucho a la hora de programar, aunque creo que he aprendido lo básico de esto y que para llegar a comprenderlo y a saber usarlo correctamente tendría que dedicarle más tiempo.</text:p>
        </text:list-item>
        <text:list-item>
          <text:p text:style-name="P11">Uso de diccionario para que una vez creado un objeto, se almacene y se devuelva si ya existe evitando que se tenga que volver a crear.</text:p>
        </text:list-item>
      </text:list>
      <text:p text:style-name="P12"/>
      <text:p text:style-name="P6">Trabajo: 9</text:p>
      <text:p text:style-name="P12"/>
      <text:p text:style-name="P12">Creo que he hecho todos los ejercicios propuestos a lo largo del curso y que los he intentado solucionar por mi cuenta.</text:p>
      <text:p text:style-name="P12"/>
      <text:p text:style-name="P19">PSP</text:p>
      <text:p text:style-name="P3"/>
      <text:p text:style-name="P5">Conocimientos: <text:span text:style-name="T1">9</text:span></text:p>
      <text:p text:style-name="P5"/>
      <text:p text:style-name="P10">Creo haber adquirido los conocimientos dados durante el curso:</text:p>
      <text:p text:style-name="P10"/>
      <text:list xml:id="list112436946165554" text:continue-numbering="true" text:style-name="L1">
        <text:list-item>
          <text:p text:style-name="P14">He aprendido a usar hilos</text:p>
        </text:list-item>
        <text:list-item>
          <text:p text:style-name="P14">Usar sockets</text:p>
        </text:list-item>
        <text:list-item>
          <text:p text:style-name="P14">Diferencia entre udp y tcp</text:p>
        </text:list-item>
        <text:list-item>
          <text:p text:style-name="P14">Obtener y tratar un objeto JSON</text:p>
        </text:list-item>
      </text:list>
      <text:p text:style-name="P13"/>
      <text:p text:style-name="P7">Trabajo: 9</text:p>
      <text:p text:style-name="P13"/>
      <text:p text:style-name="P13">Creo que he hecho todos los ejercicios propuestos a lo largo del curso y que los he intentado solucionar por mi cuenta.</text:p>
      <text:p text:style-name="P13"/>
      <text:p text:style-name="P13"/>
      <text:p text:style-name="P18">Opinión personal</text:p>
      <text:p text:style-name="P3"/>
      <text:p text:style-name="P15">Creo que se han aprendido muchas cosas interesantes y útiles durante el curso tanto en AD como en PSP, el temario me ha parecido adecuado. </text:p>
      <text:p text:style-name="P15">Ha habido un cambio en la forma de llevar la clase en esta última evaluación para que los alumnos aprendiéramos a buscar las cosas y solucionar lo que se nos pide, por una parte me parece bien para que nos vayamos acostumbrando a buscar información por nuestra cuenta para solucionar los posibles problemas/proyectos que tengamos pero por otra parte, <text:span text:style-name="T4">los conceptos me quedaban</text:span> más <text:span text:style-name="T4">claros</text:span> cuando explicabas las cosas y luego mandabas los ejercicios propuestos.</text:p>
      <text:p text:style-name="P16">En general estoy muy contenta con las dos asignaturas y me hubiera gustado tener más tiempo para que pudieras explicarnos más cosas ya que considero que el profesor hace mucho a la hora de que tengas inter<text:span text:style-name="T3">é</text:span>s en la asignatura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0:00:14.912000000</meta:creation-date>
    <dc:date>2014-02-20T11:24:36.849000000</dc:date>
    <meta:editing-duration>PT1H7M59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29" meta:word-count="404" meta:character-count="2306" meta:non-whitespace-character-count="1941"/>
  </office:meta>
</office:document-meta>
</file>